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false" presentation:display-page-number="tru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itle1-title">
      <style:graphic-properties draw:stroke="none" draw:fill="none" draw:fill-color="#ffffff" draw:textarea-horizontal-align="left" draw:textarea-vertical-align="bottom" draw:auto-grow-height="true" draw:auto-grow-width="false" fo:min-height="1.858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1.351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428cm" draw:shadow="hidden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bottom" draw:auto-grow-height="true" draw:auto-grow-width="false" fo:min-height="1.858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4.058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7.083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9.12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left" draw:textarea-vertical-align="middle" draw:auto-grow-height="true" draw:auto-grow-width="false" fo:min-height="1.879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5.707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8.401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299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8.6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8.842cm" fo:min-width="0cm" fo:padding-top="0.13cm" fo:padding-bottom="0.13cm" fo:padding-left="0.25cm" fo:padding-right="0.25cm" fo:wrap-option="no-wrap" draw:shadow="hidden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9.53cm" fo:min-width="0cm" fo:padding-top="0.13cm" fo:padding-bottom="0.13cm" fo:padding-left="0.25cm" fo:padding-right="0.25cm" fo:wrap-option="no-wrap" draw:shadow="hidden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7.965cm" fo:min-width="0cm" fo:padding-top="0cm" fo:padding-bottom="0cm" fo:padding-left="0cm" fo:padding-right="0cm" fo:wrap-option="no-wrap" draw:shadow="hidden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9.843cm" fo:min-width="0cm" fo:padding-top="0cm" fo:padding-bottom="0cm" fo:padding-left="0cm" fo:padding-right="0cm" fo:wrap-option="no-wrap" draw:shadow="hidden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2.735cm" fo:min-width="0cm" fo:padding-top="0cm" fo:padding-bottom="0cm" fo:padding-left="0cm" fo:padding-right="0cm" fo:wrap-option="no-wrap" draw:shadow="hidden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6.315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100%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93cm" fo:margin-right="0cm" fo:margin-top="0.282cm" fo:margin-bottom="0cm" fo:line-height="100%" text:enable-numbering="true" fo:text-indent="-0.93cm"/>
    </style:style>
    <style:style style:name="P6" style:family="paragraph">
      <style:paragraph-properties fo:margin-left="2.041cm" fo:margin-right="0cm" fo:margin-top="0.246cm" fo:margin-bottom="0cm" fo:line-height="100%" text:enable-numbering="true" fo:text-indent="-0.771cm"/>
    </style:style>
    <style:style style:name="P7" style:family="paragraph">
      <style:paragraph-properties fo:margin-left="1.459cm" fo:margin-right="0cm" fo:margin-top="0.282cm" fo:margin-bottom="0cm" fo:line-height="100%" text:enable-numbering="true" fo:text-indent="-1.459cm"/>
    </style:style>
    <style:style style:name="P8" style:family="paragraph">
      <style:paragraph-properties fo:margin-left="2.54cm" fo:margin-right="0cm" fo:margin-top="0.246cm" fo:margin-bottom="0cm" fo:line-height="100%" text:enable-numbering="true" fo:text-indent="-1.27cm"/>
    </style:style>
    <style:style style:name="P9" style:family="paragraph">
      <style:paragraph-properties fo:margin-left="3.576cm" fo:margin-right="0cm" fo:margin-top="0.211cm" fo:margin-bottom="0cm" fo:line-height="100%" text:enable-numbering="true" fo:text-indent="-1.036cm"/>
    </style:style>
    <style:style style:name="P10" style:family="paragraph">
      <style:paragraph-properties fo:margin-left="0cm" fo:margin-right="0cm" fo:line-height="101%" text:enable-numbering="false" fo:text-indent="0cm"/>
    </style:style>
    <style:style style:name="P11" style:family="paragraph">
      <style:paragraph-properties fo:margin-left="1.459cm" fo:margin-right="0cm" fo:margin-top="0.282cm" fo:margin-bottom="0cm" fo:line-height="101%" text:enable-numbering="true" fo:text-indent="-1.459cm"/>
    </style:style>
    <style:style style:name="P12" style:family="paragraph">
      <style:paragraph-properties fo:margin-left="2.041cm" fo:margin-right="0cm" fo:margin-top="0.246cm" fo:margin-bottom="0cm" fo:line-height="101%" text:enable-numbering="true" fo:text-indent="-0.771cm"/>
    </style:style>
    <style:style style:name="P13" style:family="paragraph">
      <style:paragraph-properties fo:margin-left="3.175cm" fo:margin-right="0cm" fo:margin-top="0.211cm" fo:margin-bottom="0cm" fo:line-height="100%" text:enable-numbering="true" fo:text-indent="-0.635cm"/>
    </style:style>
    <style:style style:name="P14" style:family="paragraph">
      <style:paragraph-properties fo:margin-left="0cm" fo:margin-right="0cm" fo:line-height="101%" text:enable-numbering="true" fo:text-indent="0cm"/>
    </style:style>
    <style:style style:name="P15" style:family="paragraph">
      <style:paragraph-properties fo:margin-left="0.93cm" fo:margin-right="0cm" fo:margin-top="0.282cm" fo:margin-bottom="0cm" fo:line-height="101%" text:enable-numbering="true" fo:text-indent="-0.93cm"/>
    </style:style>
    <style:style style:name="P16" style:family="paragraph">
      <style:paragraph-properties fo:margin-left="2.041cm" fo:margin-right="0cm" fo:margin-top="0.246cm" fo:margin-bottom="0cm" fo:line-height="100%" text:enable-numbering="true" fo:text-indent="-0.771cm">
        <style:tab-stops>
          <style:tab-stop style:position="0.445cm"/>
          <style:tab-stop style:position="1.693cm"/>
          <style:tab-stop style:position="2.941cm"/>
          <style:tab-stop style:position="4.189cm"/>
          <style:tab-stop style:position="5.437cm"/>
          <style:tab-stop style:position="6.685cm"/>
          <style:tab-stop style:position="7.933cm"/>
          <style:tab-stop style:position="9.181cm"/>
          <style:tab-stop style:position="10.428cm"/>
          <style:tab-stop style:position="11.676cm"/>
          <style:tab-stop style:position="12.924cm"/>
          <style:tab-stop style:position="14.172cm"/>
          <style:tab-stop style:position="15.42cm"/>
          <style:tab-stop style:position="16.668cm"/>
          <style:tab-stop style:position="17.916cm"/>
          <style:tab-stop style:position="19.164cm"/>
          <style:tab-stop style:position="20.412cm"/>
          <style:tab-stop style:position="21.66cm"/>
          <style:tab-stop style:position="22.908cm"/>
          <style:tab-stop style:position="22.917cm"/>
          <style:tab-stop style:position="24.165cm"/>
          <style:tab-stop style:position="25.413cm"/>
          <style:tab-stop style:position="26.661cm"/>
          <style:tab-stop style:position="27.909cm"/>
        </style:tab-stops>
      </style:paragraph-properties>
    </style:style>
    <style:style style:name="P17" style:family="paragraph">
      <style:paragraph-properties fo:margin-left="0.93cm" fo:margin-right="0cm" fo:margin-top="0.282cm" fo:margin-bottom="0cm" fo:line-height="101%" text:enable-numbering="false" fo:text-indent="-0.93cm"/>
    </style:style>
    <style:style style:name="T1" style:family="text">
      <style:text-properties fo:color="#000000" fo:font-family="'Times New Roman'" style:font-pitch="variable" fo:language="en" fo:country="GB"/>
    </style:style>
    <style:style style:name="T2" style:family="text">
      <style:text-properties fo:color="#000000" style:text-line-through-style="none" style:text-position="0% 100%" fo:font-family="Tahoma" style:font-pitch="variable" fo:font-size="32pt" fo:language="en" fo:country="GB" fo:font-style="italic" fo:text-shadow="none" style:text-underline-style="none" fo:font-weight="bold" style:font-family-asian="'Times New Roman'" style:font-pitch-asian="variable" style:font-size-asian="32pt" style:font-family-complex="'Times New Roman'" style:font-pitch-complex="variable" style:font-size-complex="32pt" style:font-relief="none"/>
    </style:style>
    <style:style style:name="T3" style:family="text">
      <style:text-properties fo:language="en" fo:country="GB"/>
    </style:style>
    <style:style style:name="T4" style:family="text">
      <style:text-properties fo:language="en" fo:country="GB" fo:font-style="italic"/>
    </style:style>
    <text:list-style style:name="L1">
      <text:list-level-style-bullet text:level="1" text:bullet-char="•">
        <style:text-properties fo:font-family="'Times New Roman'" style:font-pitch="variable" fo:color="#000000" fo:font-size="100%"/>
      </text:list-level-style-bullet>
    </text:list-style>
    <text:list-style style:name="L2">
      <text:list-level-style-bullet text:level="1" text:bullet-char=""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</text:list-style>
    <text:list-style style:name="L3">
      <text:list-level-style-bullet text:level="1" text:bullet-char="•">
        <style:text-properties fo:font-family="Tahoma" style:font-pitch="variable" fo:color="#333399" fo:font-size="100%"/>
      </text:list-level-style-bullet>
    </text:list-style>
    <text:list-style style:name="L4">
      <text:list-level-style-bullet text:level="1" text:bullet-char="">
        <style:list-level-properties text:min-label-width="0.93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71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</text:list-style>
    <text:list-style style:name="L5">
      <text:list-level-style-bullet text:level="1" text:bullet-char="">
        <style:list-level-properties text:min-label-width="1.459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71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</text:list-style>
    <text:list-style style:name="L6">
      <text:list-level-style-bullet text:level="1" text:bullet-char="">
        <style:list-level-properties text:min-label-width="0.93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1.27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</text:list-style>
    <text:list-style style:name="L7">
      <text:list-level-style-bullet text:level="1" text:bullet-char="">
        <style:list-level-properties text:min-label-width="0.93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71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1.036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</text:list-style>
    <text:list-style style:name="L8">
      <text:list-level-style-bullet text:level="1" text:bullet-char="">
        <style:list-level-properties text:min-label-width="0.93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71cm"/>
        <style:text-properties fo:font-family="Wingdings" style:font-pitch="variable" style:font-charset="x-symbol" fo:color="#00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</text:list-style>
  </office:automatic-styles>
  <office:body>
    <office:presentation>
      <draw:page draw:name="Erlang development tools" draw:style-name="dp1" draw:master-page-name="Title1" presentation:presentation-page-layout-name="AL1T0">
        <draw:frame presentation:style-name="pr1" draw:text-style-name="P2" draw:id="id1" draw:layer="layout" svg:width="23.389cm" svg:height="2.123cm" svg:x="2.98cm" svg:y="6.131cm" presentation:class="title" presentation:user-transformed="true">
          <draw:text-box>
            <text:p text:style-name="P1"><text:span text:style-name="T1">Erlang development tools</text:span></text:p>
          </draw:text-box>
        </draw:frame>
        <draw:frame presentation:style-name="pr2" draw:text-style-name="P2" draw:id="id2" draw:layer="layout" svg:width="19.261cm" svg:height="1.615cm" svg:x="4.127cm" svg:y="10.79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Erlide vs. Emacs</text:span></text:p>
                  </text:list-item>
                </text:list>
              </text:list-item>
            </text:list>
          </draw:text-box>
        </draw:frame>
        <anim:par smil:dur="indefinite" smil:fill="hold"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" smil:attributeName="visibility" smil:to="visible"/>
                  <anim:transitionFilter smil:dur="0.5s" smil:fill="hold" smil:targetElement="id1" smil:type="barWipe" smil:subtype="leftToRight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" smil:attributeName="visibility" smil:to="visible"/>
                  <anim:transitionFilter smil:dur="0.5s" smil:fill="hold" smil:targetElement="id2" smil:type="barWipe" smil:subtype="leftToRight"/>
                </anim:par>
              </anim:par>
            </anim:par>
          </anim:seq>
        </anim:par>
        <presentation:notes draw:style-name="dp2">
          <draw:custom-shape draw:style-name="gr1" draw:text-style-name="P2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3" draw:text-style-name="P4" draw:layer="layout" svg:width="13.948cm" svg:height="11.428cm" svg:x="2.54cm" svg:y="12.065cm" presentation:class="notes" presentation:placeholder="true">
            <draw:text-box/>
          </draw:frame>
        </presentation:notes>
      </draw:page>
      <draw:page draw:name="Vision" draw:style-name="dp1" draw:master-page-name="Default" presentation:presentation-page-layout-name="AL2T1">
        <draw:frame presentation:style-name="pr4" draw:text-style-name="P2" draw:layer="layout" svg:width="23.455cm" svg:height="2.123cm" svg:x="3.461cm" svg:y="2.762cm" presentation:class="title" presentation:user-transformed="true">
          <draw:text-box>
            <text:p text:style-name="P1"><text:span text:style-name="T3">Vision</text:span></text:p>
          </draw:text-box>
        </draw:frame>
        <draw:frame presentation:style-name="pr5" draw:text-style-name="P2" draw:layer="layout" svg:width="23.389cm" svg:height="4.323cm" svg:x="3.558cm" svg:y="5.604cm" presentation:class="outline" presentation:user-transformed="true">
          <draw:text-box>
            <text:list text:style-name="L4">
              <text:list-item>
                <text:p text:style-name="P5"><text:span text:style-name="T3">Provide Erlang developers with adequate tools that will increase coding productivity and quality.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3.948cm" svg:height="11.428cm" svg:x="2.54cm" svg:y="12.065cm" presentation:class="notes" presentation:placeholder="true">
            <draw:text-box/>
          </draw:frame>
        </presentation:notes>
      </draw:page>
      <draw:page draw:name="Today’s situation" draw:style-name="dp1" draw:master-page-name="Default" presentation:presentation-page-layout-name="AL2T1">
        <draw:frame presentation:style-name="pr4" draw:text-style-name="P2" draw:layer="layout" svg:width="23.455cm" svg:height="2.123cm" svg:x="3.461cm" svg:y="2.762cm" presentation:class="title" presentation:user-transformed="true">
          <draw:text-box>
            <text:p text:style-name="P1"><text:span text:style-name="T3">Today’s situation</text:span></text:p>
          </draw:text-box>
        </draw:frame>
        <draw:frame presentation:style-name="pr7" draw:text-style-name="P2" draw:layer="layout" svg:width="23.389cm" svg:height="7.343cm" svg:x="3.558cm" svg:y="5.605cm" presentation:class="outline" presentation:user-transformed="true">
          <draw:text-box>
            <text:list text:style-name="L4">
              <text:list-item>
                <text:p text:style-name="P5"><text:span text:style-name="T3">Emacs is used almost everywhere as editor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Easy to use in a text environmen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Relatively smal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Can be used to open just a fi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Many developers are very attached to it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3.948cm" svg:height="11.428cm" svg:x="2.54cm" svg:y="12.065cm" presentation:class="notes" presentation:placeholder="true">
            <draw:text-box/>
          </draw:frame>
        </presentation:notes>
      </draw:page>
      <draw:page draw:name="Today’s situation (cont.)" draw:style-name="dp1" draw:master-page-name="Default" presentation:presentation-page-layout-name="AL2T1">
        <draw:frame presentation:style-name="pr4" draw:text-style-name="P2" draw:layer="layout" svg:width="23.455cm" svg:height="2.123cm" svg:x="3.461cm" svg:y="2.762cm" presentation:class="title" presentation:user-transformed="true">
          <draw:text-box>
            <text:p text:style-name="P1"><text:span text:style-name="T3">Today’s situation (cont.)</text:span></text:p>
          </draw:text-box>
        </draw:frame>
        <draw:frame presentation:style-name="pr8" draw:text-style-name="P2" draw:layer="layout" svg:width="23.389cm" svg:height="9.385cm" svg:x="3.558cm" svg:y="5.604cm" presentation:class="outline" presentation:user-transformed="true">
          <draw:text-box>
            <text:list text:style-name="L5">
              <text:list-item>
                <text:p text:style-name="P7"><text:span text:style-name="T3">Debugging 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3">Local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9"><text:span text:style-name="T3">Printouts in cod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9"><text:span text:style-name="T3">Debugger is unwieldy (bad UI) 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3">Live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9"><text:span text:style-name="T3">The console is “the” way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9"><text:span text:style-name="T3">Tracing; manual handling (?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3.948cm" svg:height="11.428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9" draw:text-style-name="P2" draw:layer="layout" svg:width="23.455cm" svg:height="1.881cm" svg:x="3.461cm" svg:y="1.957cm" presentation:class="title" presentation:user-transformed="true">
          <draw:text-box>
            <text:p text:style-name="P10"><text:span text:style-name="T3">Today’s situation (cont.)</text:span></text:p>
          </draw:text-box>
        </draw:frame>
        <draw:frame presentation:style-name="pr10" draw:text-style-name="P2" draw:layer="layout" svg:width="23.389cm" svg:height="5.707cm" svg:x="3.558cm" svg:y="5.605cm" presentation:class="outline" presentation:user-transformed="true">
          <draw:text-box>
            <text:list text:style-name="L5">
              <text:list-item>
                <text:p text:style-name="P11"><text:span text:style-name="T3">Testing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3">OTP test server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GT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other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3.948cm" svg:height="11.428cm" svg:x="2.54cm" svg:y="12.065cm" presentation:class="notes" presentation:placeholder="true">
            <draw:text-box/>
          </draw:frame>
        </presentation:notes>
      </draw:page>
      <draw:page draw:name="Today’s Situation" draw:style-name="dp1" draw:master-page-name="Default" presentation:presentation-page-layout-name="AL2T1">
        <draw:frame presentation:style-name="pr4" draw:text-style-name="P2" draw:layer="layout" svg:width="23.455cm" svg:height="2.123cm" svg:x="3.461cm" svg:y="2.762cm" presentation:class="title" presentation:user-transformed="true">
          <draw:text-box>
            <text:p text:style-name="P1"><text:span text:style-name="T3">Today’s Situation</text:span></text:p>
          </draw:text-box>
        </draw:frame>
        <draw:frame presentation:style-name="pr11" draw:text-style-name="P2" draw:layer="layout" svg:width="23.389cm" svg:height="8.661cm" svg:x="3.558cm" svg:y="5.605cm" presentation:class="outline" presentation:user-transformed="true">
          <draw:text-box>
            <text:list text:style-name="L5">
              <text:list-item>
                <text:p text:style-name="P7"><text:span text:style-name="T3">Many developers are unhappy about the current state of affairs</text:span></text:p>
              </text:list-item>
            </text:list>
            <text:list text:style-name="L5">
              <text:list-item>
                <text:p text:style-name="P7"><text:span text:style-name="T3">OTP contains several very useful tools (like </text:span><text:span text:style-name="T4">xref</text:span><text:span text:style-name="T3">) that aren’t used as much as they should because they are difficult to use.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3.948cm" svg:height="11.428cm" svg:x="2.54cm" svg:y="12.065cm" presentation:class="notes" presentation:placeholder="true">
            <draw:text-box/>
          </draw:frame>
        </presentation:notes>
      </draw:page>
      <draw:page draw:name="An Erlang IDE?" draw:style-name="dp3" draw:master-page-name="Default" presentation:presentation-page-layout-name="AL2T1">
        <draw:frame presentation:style-name="pr4" draw:text-style-name="P2" draw:layer="layout" svg:width="23.455cm" svg:height="2.123cm" svg:x="3.461cm" svg:y="2.762cm" presentation:class="title" presentation:user-transformed="true">
          <draw:text-box>
            <text:p text:style-name="P1"><text:span text:style-name="T3">An Erlang IDE?</text:span></text:p>
          </draw:text-box>
        </draw:frame>
        <draw:frame presentation:style-name="pr12" draw:text-style-name="P2" draw:layer="layout" svg:width="23.389cm" svg:height="11.559cm" svg:x="3.558cm" svg:y="5.605cm" presentation:class="outline" presentation:user-transformed="true">
          <draw:text-box>
            <text:list text:style-name="L4">
              <text:list-item>
                <text:p text:style-name="P5"><text:span text:style-name="T3">Gather these tools under a single “umbrella”, with a friendly UI</text:span></text:p>
              </text:list-item>
            </text:list>
            <text:list text:style-name="L4">
              <text:list-item>
                <text:p text:style-name="P5"><text:span text:style-name="T3">Add other needed functionality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Pop-up document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Code comple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Extended error messages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3">calling non-existent external function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Refactoring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3.948cm" svg:height="11.428cm" svg:x="2.54cm" svg:y="12.065cm" presentation:class="notes" presentation:placeholder="true">
            <draw:text-box/>
          </draw:frame>
        </presentation:notes>
      </draw:page>
      <draw:page draw:name="An Erlang IDE? (cont.)" draw:style-name="dp3" draw:master-page-name="Default" presentation:presentation-page-layout-name="AL2T1">
        <draw:frame presentation:style-name="pr9" draw:text-style-name="P2" draw:layer="layout" svg:width="23.455cm" svg:height="1.881cm" svg:x="3.461cm" svg:y="1.957cm" presentation:class="title" presentation:user-transformed="true">
          <draw:text-box>
            <text:list text:style-name="L3">
              <text:list-item>
                <text:p text:style-name="P14"><text:span text:style-name="T3">An Erlang IDE? (cont.)</text:span></text:p>
              </text:list-item>
            </text:list>
          </draw:text-box>
        </draw:frame>
        <draw:frame presentation:style-name="pr13" draw:text-style-name="P2" draw:layer="layout" svg:width="23.389cm" svg:height="8.6cm" svg:x="3.558cm" svg:y="5.604cm" presentation:class="outline" presentation:user-transformed="true">
          <draw:text-box>
            <text:list text:style-name="L4">
              <text:list-item>
                <text:p text:style-name="P15"><text:span text:style-name="T3">More features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Better debugger interfa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Call hierarchy / caller hierarch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Error checking while typ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Filter trace log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Fix common errors with a single click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3.948cm" svg:height="11.428cm" svg:x="2.54cm" svg:y="12.065cm" presentation:class="notes" presentation:placeholder="true">
            <draw:text-box/>
          </draw:frame>
        </presentation:notes>
      </draw:page>
      <draw:page draw:name="Available Options" draw:style-name="dp1" draw:master-page-name="Default" presentation:presentation-page-layout-name="AL2T1">
        <draw:frame presentation:style-name="pr4" draw:text-style-name="P2" draw:layer="layout" svg:width="23.455cm" svg:height="2.123cm" svg:x="3.461cm" svg:y="2.762cm" presentation:class="title" presentation:user-transformed="true">
          <draw:text-box>
            <text:p text:style-name="P1"><text:span text:style-name="T3">Available Options</text:span></text:p>
          </draw:text-box>
        </draw:frame>
        <draw:frame presentation:style-name="pr14" draw:text-style-name="P2" draw:layer="layout" svg:width="23.389cm" svg:height="9.103cm" svg:x="3.558cm" svg:y="5.604cm" presentation:class="outline" presentation:user-transformed="true">
          <draw:text-box>
            <text:list text:style-name="L4">
              <text:list-item>
                <text:p text:style-name="P5"><text:span text:style-name="T3">Most of the functionality is available in Erlang, but may be clumsy to use</text:span></text:p>
              </text:list-item>
            </text:list>
            <text:list text:style-name="L4">
              <text:list-item>
                <text:p text:style-name="P5"><text:span text:style-name="T3">The choice is between front end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3">Emacs</text:span><text:span text:style-name="T3"><text:tab/>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Eclipse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Both can be used! 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3.948cm" svg:height="11.428cm" svg:x="2.54cm" svg:y="12.065cm" presentation:class="notes" presentation:placeholder="true">
            <draw:text-box/>
          </draw:frame>
        </presentation:notes>
      </draw:page>
      <draw:page draw:name="Emacs" draw:style-name="dp1" draw:master-page-name="Default" presentation:presentation-page-layout-name="AL2T1">
        <draw:frame presentation:style-name="pr4" draw:text-style-name="P2" draw:layer="layout" svg:width="23.455cm" svg:height="2.123cm" svg:x="3.461cm" svg:y="2.762cm" presentation:class="title" presentation:user-transformed="true">
          <draw:text-box>
            <text:p text:style-name="P1"><text:span text:style-name="T3">Emacs</text:span></text:p>
          </draw:text-box>
        </draw:frame>
        <draw:frame presentation:style-name="pr15" draw:text-style-name="P2" draw:layer="layout" svg:width="23.389cm" svg:height="9.795cm" svg:x="3.558cm" svg:y="5.604cm" presentation:class="outline" presentation:user-transformed="true">
          <draw:text-box>
            <text:list text:style-name="L4">
              <text:list-item>
                <text:p text:style-name="P5"><text:span text:style-name="T3">+ Lightweight</text:span></text:p>
              </text:list-item>
            </text:list>
            <text:list text:style-name="L4">
              <text:list-item>
                <text:p text:style-name="P5"><text:span text:style-name="T3"><text:s text:c="2"/></text:span><text:span text:style-name="T3">File oriented</text:span></text:p>
              </text:list-item>
            </text:list>
            <text:list text:style-name="L4">
              <text:list-item>
                <text:p text:style-name="P5"><text:span text:style-name="T3">+ Proficient users</text:span></text:p>
              </text:list-item>
            </text:list>
            <text:list text:style-name="L4">
              <text:list-item>
                <text:p text:style-name="P5"><text:span text:style-name="T3">- Text UI </text:span></text:p>
              </text:list-item>
            </text:list>
            <text:list text:style-name="L4">
              <text:list-item>
                <text:p text:style-name="P5"><text:span text:style-name="T3">- Basically an editor with extra functionality</text:span></text:p>
              </text:list-item>
            </text:list>
            <text:list text:style-name="L4">
              <text:list-item>
                <text:p text:style-name="P5"><text:span text:style-name="T3">- Elisp developers are needed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3.948cm" svg:height="11.428cm" svg:x="2.54cm" svg:y="12.065cm" presentation:class="notes" presentation:placeholder="true">
            <draw:text-box/>
          </draw:frame>
        </presentation:notes>
      </draw:page>
      <draw:page draw:name="Eclipse" draw:style-name="dp3" draw:master-page-name="Default" presentation:presentation-page-layout-name="AL2T1">
        <draw:frame presentation:style-name="pr9" draw:text-style-name="P2" draw:layer="layout" svg:width="23.455cm" svg:height="1.881cm" svg:x="3.461cm" svg:y="1.957cm" presentation:class="title" presentation:user-transformed="true">
          <draw:text-box>
            <text:list text:style-name="L3">
              <text:list-item>
                <text:p text:style-name="P14"><text:span text:style-name="T3">Eclipse</text:span></text:p>
              </text:list-item>
            </text:list>
          </draw:text-box>
        </draw:frame>
        <draw:frame presentation:style-name="pr16" draw:text-style-name="P2" draw:layer="layout" svg:width="23.389cm" svg:height="7.965cm" svg:x="3.558cm" svg:y="5.605cm" presentation:class="outline" presentation:user-transformed="true">
          <draw:text-box>
            <text:list text:style-name="L4">
              <text:list-item>
                <text:p text:style-name="P15"><text:span text:style-name="T3">- Heavyweight</text:span></text:p>
              </text:list-item>
            </text:list>
            <text:list text:style-name="L4">
              <text:list-item>
                <text:p text:style-name="P15"><text:span text:style-name="T3"><text:s text:c="2"/></text:span><text:span text:style-name="T3">Project oriented</text:span></text:p>
              </text:list-item>
            </text:list>
            <text:list text:style-name="L4">
              <text:list-item>
                <text:p text:style-name="P15"><text:span text:style-name="T3"><text:s text:c="2"/></text:span><text:span text:style-name="T3">Can use Emacs key bindings</text:span></text:p>
              </text:list-item>
            </text:list>
            <text:list text:style-name="L4">
              <text:list-item>
                <text:p text:style-name="P15"><text:span text:style-name="T3">+ Graphical UI</text:span></text:p>
              </text:list-item>
            </text:list>
            <text:list text:style-name="L4">
              <text:list-item>
                <text:p text:style-name="P15"><text:span text:style-name="T3">+ Full-blown IDE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3.948cm" svg:height="11.428cm" svg:x="2.54cm" svg:y="12.065cm" presentation:class="notes" presentation:placeholder="true">
            <draw:text-box/>
          </draw:frame>
        </presentation:notes>
      </draw:page>
      <draw:page draw:name="Marketing issues" draw:style-name="dp3" draw:master-page-name="Default" presentation:presentation-page-layout-name="AL2T1">
        <draw:frame presentation:style-name="pr9" draw:text-style-name="P2" draw:layer="layout" svg:width="23.455cm" svg:height="1.881cm" svg:x="3.461cm" svg:y="1.957cm" presentation:class="title" presentation:user-transformed="true">
          <draw:text-box>
            <text:list text:style-name="L3">
              <text:list-item>
                <text:p text:style-name="P14"><text:span text:style-name="T3">Marketing issues</text:span></text:p>
              </text:list-item>
            </text:list>
          </draw:text-box>
        </draw:frame>
        <draw:frame presentation:style-name="pr17" draw:text-style-name="P2" draw:layer="layout" svg:width="23.389cm" svg:height="9.843cm" svg:x="3.558cm" svg:y="5.605cm" presentation:class="outline" presentation:user-transformed="true">
          <draw:text-box>
            <text:list text:style-name="L4">
              <text:list-item>
                <text:p text:style-name="P15"><text:span text:style-name="T3">Many Emacs users are unwilling to try something else</text:span></text:p>
              </text:list-item>
            </text:list>
            <text:list text:style-name="L4">
              <text:list-item>
                <text:p text:style-name="P15"><text:span text:style-name="T3">Eclipse introduction must be properly marketed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New features in first release must be carefully chose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Users must be involved in the development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3.948cm" svg:height="11.428cm" svg:x="2.54cm" svg:y="12.065cm" presentation:class="notes" presentation:placeholder="true">
            <draw:text-box/>
          </draw:frame>
        </presentation:notes>
      </draw:page>
      <draw:page draw:name="Development issues" draw:style-name="dp3" draw:master-page-name="Default" presentation:presentation-page-layout-name="AL2T1">
        <draw:frame presentation:style-name="pr9" draw:text-style-name="P2" draw:layer="layout" svg:width="23.455cm" svg:height="1.881cm" svg:x="3.461cm" svg:y="1.957cm" presentation:class="title" presentation:user-transformed="true">
          <draw:text-box>
            <text:list text:style-name="L3">
              <text:list-item>
                <text:p text:style-name="P14"><text:span text:style-name="T3">Development issues</text:span></text:p>
              </text:list-item>
            </text:list>
          </draw:text-box>
        </draw:frame>
        <draw:frame presentation:style-name="pr18" draw:text-style-name="P2" draw:layer="layout" svg:width="23.389cm" svg:height="2.735cm" svg:x="3.558cm" svg:y="5.605cm" presentation:class="outline" presentation:user-transformed="true">
          <draw:text-box>
            <text:list text:style-name="L4">
              <text:list-item>
                <text:p text:style-name="P15"><text:span text:style-name="T3">Some core functionality requires modifying standard OTP libraries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3.948cm" svg:height="11.428cm" svg:x="2.54cm" svg:y="12.065cm" presentation:class="notes" presentation:placeholder="true">
            <draw:text-box/>
          </draw:frame>
        </presentation:notes>
      </draw:page>
      <draw:page draw:name="Project issues" draw:style-name="dp3" draw:master-page-name="Default" presentation:presentation-page-layout-name="AL2T1">
        <draw:frame presentation:style-name="pr9" draw:text-style-name="P2" draw:layer="layout" svg:width="23.455cm" svg:height="1.881cm" svg:x="3.461cm" svg:y="1.957cm" presentation:class="title" presentation:user-transformed="true">
          <draw:text-box>
            <text:p text:style-name="P10"><text:span text:style-name="T3">Project issues</text:span></text:p>
          </draw:text-box>
        </draw:frame>
        <draw:frame presentation:style-name="pr16" draw:text-style-name="P2" draw:layer="layout" svg:width="23.389cm" svg:height="7.965cm" svg:x="3.558cm" svg:y="5.605cm" presentation:class="outline" presentation:user-transformed="true">
          <draw:text-box>
            <text:list text:style-name="L4">
              <text:list-item>
                <text:p text:style-name="P15"><text:span text:style-name="T3">Loose or strict management?</text:span></text:p>
              </text:list-item>
            </text:list>
            <text:list text:style-name="L4">
              <text:list-item>
                <text:p text:style-name="P15"><text:span text:style-name="T3">Requirements &amp; trouble reports</text:span></text:p>
              </text:list-item>
            </text:list>
            <text:list text:style-name="L4">
              <text:list-item>
                <text:p text:style-name="P15"><text:span text:style-name="T3">Priorities / the “right” functionality</text:span></text:p>
              </text:list-item>
            </text:list>
            <text:list text:style-name="L4">
              <text:list-item>
                <text:p text:style-name="P15"><text:span text:style-name="T3">Time plan</text:span></text:p>
              </text:list-item>
            </text:list>
            <text:list text:style-name="L4">
              <text:list-item>
                <text:p text:style-name="P15"><text:span text:style-name="T3">Testers: how to gather the feedback?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3.948cm" svg:height="11.428cm" svg:x="2.54cm" svg:y="12.065cm" presentation:class="notes" presentation:placeholder="true">
            <draw:text-box/>
          </draw:frame>
        </presentation:notes>
      </draw:page>
      <draw:page draw:name="Risks" draw:style-name="dp3" draw:master-page-name="Default" presentation:presentation-page-layout-name="AL2T1">
        <draw:frame presentation:style-name="pr9" draw:text-style-name="P2" draw:layer="layout" svg:width="23.455cm" svg:height="1.881cm" svg:x="3.461cm" svg:y="1.957cm" presentation:class="title" presentation:user-transformed="true">
          <draw:text-box>
            <text:list text:style-name="L3">
              <text:list-item>
                <text:p text:style-name="P14"><text:span text:style-name="T3">Risks</text:span></text:p>
              </text:list-item>
            </text:list>
          </draw:text-box>
        </draw:frame>
        <draw:frame presentation:style-name="pr19" draw:text-style-name="P2" draw:layer="layout" svg:width="23.389cm" svg:height="6.315cm" svg:x="3.558cm" svg:y="5.605cm" presentation:class="outline" presentation:user-transformed="true">
          <draw:text-box>
            <text:list text:style-name="L4">
              <text:list-item>
                <text:p text:style-name="P15"><text:span text:style-name="T3">Just one developer</text:span></text:p>
              </text:list-item>
            </text:list>
            <text:list text:style-name="L4">
              <text:list-item>
                <text:p text:style-name="P15"><text:span text:style-name="T3">Eclipse development can “eat” time</text:span></text:p>
              </text:list-item>
            </text:list>
            <text:list text:style-name="L4">
              <text:list-item>
                <text:p text:style-name="P17"><text:span text:style-name="T3"/></text:p>
              </text:list-item>
            </text:list>
            <text:list text:style-name="L4">
              <text:list-item>
                <text:p text:style-name="P17"><text:span text:style-name="T3"/></text:p>
              </text:list-item>
            </text:list>
          </draw:text-box>
        </draw:frame>
        <presentation:notes draw:style-name="dp2">
          <draw:custom-shape draw:style-name="gr1" draw:text-style-name="P2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3.948cm" svg:height="11.428cm" svg:x="2.54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1c1c1c" draw:end-color="#ffffff" draw:start-intensity="100%" draw:end-intensity="100%" draw:angle="2700" draw:border="0%"/>
    <draw:gradient draw:name="Gradient_20_7" draw:display-name="Gradient 7" draw:style="linear" draw:start-color="#ffcf01" draw:end-color="#ffffff" draw:start-intensity="100%" draw:end-intensity="100%" draw:angle="2700" draw:border="0%"/>
    <draw:gradient draw:name="Gradient_20_8" draw:display-name="Gradient 8" draw:style="linear" draw:start-color="#3333cc" draw:end-color="#ffffff" draw:start-intensity="100%" draw:end-intensity="100%" draw:angle="2700" draw:border="0%"/>
    <draw:gradient draw:name="Gradient_20_9" draw:display-name="Gradient 9" draw:style="linear" draw:start-color="#ffffff" draw:end-color="#ff0000" draw:start-intensity="100%" draw:end-intensity="100%" draw:angle="31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Times New Roman'" style:font-pitch-asian="variable" style:font-size-asian="24pt" style:font-style-asian="normal" style:font-weight-asian="normal" style:font-family-complex="'Times New Roman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pitch="variable" fo:color="#333399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Tahoma" style:font-pitch="variable" fo:font-size="44pt" fo:font-style="normal" fo:text-shadow="none" style:text-underline-style="none" fo:font-weight="normal" style:font-family-asian="'Times New Roman'" style:font-pitch-asian="variable" style:font-size-asian="44pt" style:font-style-asian="normal" style:font-weight-asian="normal" style:font-family-complex="'Times New Roman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5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Tahoma" style:font-pitch="variable" fo:font-size="32pt" fo:font-style="normal" fo:text-shadow="none" style:text-underline-style="none" fo:font-weight="normal" style:font-family-asian="'Times New Roman'" style:font-pitch-asian="variable" style:font-size-asian="32pt" style:font-style-asian="normal" style:font-weight-asian="normal" style:font-family-complex="'Times New Roman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Times New Roman'" style:font-pitch-asian="variable" style:font-size-asian="24pt" style:font-family-complex="'Times New Roman'" style:font-pitch-complex="variable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3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71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</text:list-style>
      </style:graphic-properties>
      <style:paragraph-properties fo:margin-left="0.93cm" fo:margin-right="0cm" fo:margin-top="0.282cm" fo:margin-bottom="0cm" fo:line-height="105%" fo:text-align="start" text:enable-numbering="true" fo:text-indent="0cm" style:punctuation-wrap="hanging" style:line-break="strict" style:writing-mode="lr-tb">
        <style:tab-stops>
          <style:tab-stop style:position="0.317cm"/>
          <style:tab-stop style:position="1.565cm"/>
          <style:tab-stop style:position="2.813cm"/>
          <style:tab-stop style:position="4.061cm"/>
          <style:tab-stop style:position="5.309cm"/>
          <style:tab-stop style:position="6.557cm"/>
          <style:tab-stop style:position="7.805cm"/>
          <style:tab-stop style:position="9.053cm"/>
          <style:tab-stop style:position="10.301cm"/>
          <style:tab-stop style:position="11.549cm"/>
          <style:tab-stop style:position="12.797cm"/>
          <style:tab-stop style:position="14.044cm"/>
          <style:tab-stop style:position="15.292cm"/>
          <style:tab-stop style:position="16.54cm"/>
          <style:tab-stop style:position="17.788cm"/>
          <style:tab-stop style:position="19.036cm"/>
          <style:tab-stop style:position="20.284cm"/>
          <style:tab-stop style:position="21.532cm"/>
          <style:tab-stop style:position="22.78cm"/>
          <style:tab-stop style:position="24.028cm"/>
        </style:tab-stops>
      </style:paragraph-properties>
      <style:text-properties fo:color="#000000" style:text-outline="false" style:text-line-through-style="none" style:text-position="0% 100%" fo:font-family="Tahoma" style:font-pitch="variable" fo:font-size="32pt" fo:font-style="normal" fo:text-shadow="none" style:text-underline-style="none" fo:font-weight="normal" style:font-family-asian="'Times New Roman'" style:font-pitch-asian="variable" style:font-size-asian="32pt" style:font-style-asian="normal" style:font-weight-asian="normal" style:font-family-complex="'Times New Roman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41cm" fo:margin-right="0cm" fo:margin-top="0.246cm" fo:margin-bottom="0cm" fo:line-height="105%" fo:text-align="start" text:enable-numbering="true" fo:text-indent="0cm" style:punctuation-wrap="hanging" style:line-break="strict" style:writing-mode="lr-tb">
        <style:tab-stops>
          <style:tab-stop style:position="0.454cm"/>
          <style:tab-stop style:position="1.702cm"/>
          <style:tab-stop style:position="2.95cm"/>
          <style:tab-stop style:position="4.198cm"/>
          <style:tab-stop style:position="5.446cm"/>
          <style:tab-stop style:position="6.693cm"/>
          <style:tab-stop style:position="7.941cm"/>
          <style:tab-stop style:position="9.189cm"/>
          <style:tab-stop style:position="10.437cm"/>
          <style:tab-stop style:position="11.685cm"/>
          <style:tab-stop style:position="12.933cm"/>
          <style:tab-stop style:position="14.181cm"/>
          <style:tab-stop style:position="15.429cm"/>
          <style:tab-stop style:position="16.677cm"/>
          <style:tab-stop style:position="17.925cm"/>
          <style:tab-stop style:position="19.173cm"/>
          <style:tab-stop style:position="20.421cm"/>
          <style:tab-stop style:position="21.669cm"/>
          <style:tab-stop style:position="22.917cm"/>
          <style:tab-stop style:position="24.165cm"/>
        </style:tab-stops>
      </style:paragraph-properties>
      <style:text-properties fo:color="#000000" style:text-line-through-style="none" style:text-position="0% 100%" fo:font-family="Tahoma" style:font-pitch="variable" fo:font-size="28pt" fo:font-style="normal" fo:text-shadow="none" style:text-underline-style="none" fo:font-weight="normal" style:font-family-asian="'Times New Roman'" style:font-pitch-asian="variable" style:font-size-asian="28pt" style:font-family-complex="'Times New Roman'" style:font-pitch-complex="variable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5%" fo:text-align="start" text:enable-numbering="true" fo:text-indent="0cm" style:punctuation-wrap="hanging" style:line-break="strict" style:writing-mode="lr-tb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Tahoma" style:font-pitch="variable" fo:font-size="24pt" fo:font-style="normal" fo:text-shadow="none" style:text-underline-style="none" fo:font-weight="normal" style:font-family-asian="'Times New Roman'" style:font-pitch-asian="variable" style:font-size-asian="24pt" style:font-family-complex="'Times New Roman'" style:font-pitch-complex="variable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5%" fo:text-align="start" text:enable-numbering="true" fo:text-indent="0cm" style:punctuation-wrap="hanging" style:line-break="strict" style:writing-mode="lr-tb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'Times New Roman'" style:font-pitch-asian="variable" style:font-size-asian="20pt" style:font-family-complex="'Times New Roman'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'Times New Roman'" style:font-pitch-asian="variable" style:font-size-asian="20pt" style:font-family-complex="'Times New Roman'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'Times New Roman'" style:font-pitch-asian="variable" style:font-size-asian="20pt" style:font-family-complex="'Times New Roman'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'Times New Roman'" style:font-pitch-asian="variable" style:font-size-asian="20pt" style:font-family-complex="'Times New Roman'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'Times New Roman'" style:font-pitch-asian="variable" style:font-size-asian="20pt" style:font-family-complex="'Times New Roman'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'Times New Roman'" style:font-pitch-asian="variable" style:font-size-asian="20pt" style:font-family-complex="'Times New Roman'" style:font-pitch-complex="variable" style:font-size-complex="20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pitch="variable" fo:color="#333399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Tahoma" style:font-pitch="variable" fo:font-size="44pt" fo:font-style="normal" fo:text-shadow="none" style:text-underline-style="none" fo:font-weight="normal" style:font-family-asian="'Times New Roman'" style:font-pitch-asian="variable" style:font-size-asian="44pt" style:font-style-asian="normal" style:font-weight-asian="normal" style:font-family-complex="'Times New Roman'" style:font-pitch-complex="variable" style:font-size-complex="4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5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Tahoma" style:font-pitch="variable" fo:font-size="32pt" fo:font-style="normal" fo:text-shadow="none" style:text-underline-style="none" fo:font-weight="normal" style:font-family-asian="'Times New Roman'" style:font-pitch-asian="variable" style:font-size-asian="32pt" style:font-style-asian="normal" style:font-weight-asian="normal" style:font-family-complex="'Times New Roman'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3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71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</text:list-style>
      </style:graphic-properties>
      <style:paragraph-properties fo:margin-left="0.93cm" fo:margin-right="0cm" fo:margin-top="0.282cm" fo:margin-bottom="0cm" fo:line-height="105%" fo:text-align="start" text:enable-numbering="true" fo:text-indent="0cm" style:punctuation-wrap="hanging" style:line-break="strict" style:writing-mode="lr-tb">
        <style:tab-stops>
          <style:tab-stop style:position="0.317cm"/>
          <style:tab-stop style:position="1.565cm"/>
          <style:tab-stop style:position="2.813cm"/>
          <style:tab-stop style:position="4.061cm"/>
          <style:tab-stop style:position="5.309cm"/>
          <style:tab-stop style:position="6.557cm"/>
          <style:tab-stop style:position="7.805cm"/>
          <style:tab-stop style:position="9.053cm"/>
          <style:tab-stop style:position="10.301cm"/>
          <style:tab-stop style:position="11.549cm"/>
          <style:tab-stop style:position="12.797cm"/>
          <style:tab-stop style:position="14.044cm"/>
          <style:tab-stop style:position="15.292cm"/>
          <style:tab-stop style:position="16.54cm"/>
          <style:tab-stop style:position="17.788cm"/>
          <style:tab-stop style:position="19.036cm"/>
          <style:tab-stop style:position="20.284cm"/>
          <style:tab-stop style:position="21.532cm"/>
          <style:tab-stop style:position="22.78cm"/>
          <style:tab-stop style:position="24.028cm"/>
        </style:tab-stops>
      </style:paragraph-properties>
      <style:text-properties fo:color="#000000" style:text-outline="false" style:text-line-through-style="none" style:text-position="0% 100%" fo:font-family="Tahoma" style:font-pitch="variable" fo:font-size="32pt" fo:font-style="normal" fo:text-shadow="none" style:text-underline-style="none" fo:font-weight="normal" style:font-family-asian="'Times New Roman'" style:font-pitch-asian="variable" style:font-size-asian="32pt" style:font-style-asian="normal" style:font-weight-asian="normal" style:font-family-complex="'Times New Roman'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41cm" fo:margin-right="0cm" fo:margin-top="0.246cm" fo:margin-bottom="0cm" fo:line-height="105%" fo:text-align="start" text:enable-numbering="true" fo:text-indent="0cm" style:punctuation-wrap="hanging" style:line-break="strict" style:writing-mode="lr-tb">
        <style:tab-stops>
          <style:tab-stop style:position="0.454cm"/>
          <style:tab-stop style:position="1.702cm"/>
          <style:tab-stop style:position="2.95cm"/>
          <style:tab-stop style:position="4.198cm"/>
          <style:tab-stop style:position="5.446cm"/>
          <style:tab-stop style:position="6.693cm"/>
          <style:tab-stop style:position="7.941cm"/>
          <style:tab-stop style:position="9.189cm"/>
          <style:tab-stop style:position="10.437cm"/>
          <style:tab-stop style:position="11.685cm"/>
          <style:tab-stop style:position="12.933cm"/>
          <style:tab-stop style:position="14.181cm"/>
          <style:tab-stop style:position="15.429cm"/>
          <style:tab-stop style:position="16.677cm"/>
          <style:tab-stop style:position="17.925cm"/>
          <style:tab-stop style:position="19.173cm"/>
          <style:tab-stop style:position="20.421cm"/>
          <style:tab-stop style:position="21.669cm"/>
          <style:tab-stop style:position="22.917cm"/>
          <style:tab-stop style:position="24.165cm"/>
        </style:tab-stops>
      </style:paragraph-properties>
      <style:text-properties fo:color="#000000" style:text-line-through-style="none" style:text-position="0% 100%" fo:font-family="Tahoma" style:font-pitch="variable" fo:font-size="28pt" fo:font-style="normal" fo:text-shadow="none" style:text-underline-style="none" fo:font-weight="normal" style:font-family-asian="'Times New Roman'" style:font-pitch-asian="variable" style:font-size-asian="28pt" style:font-family-complex="'Times New Roman'" style:font-pitch-complex="variable" style:font-size-complex="28pt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5%" fo:text-align="start" text:enable-numbering="true" fo:text-indent="0cm" style:punctuation-wrap="hanging" style:line-break="strict" style:writing-mode="lr-tb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Tahoma" style:font-pitch="variable" fo:font-size="24pt" fo:font-style="normal" fo:text-shadow="none" style:text-underline-style="none" fo:font-weight="normal" style:font-family-asian="'Times New Roman'" style:font-pitch-asian="variable" style:font-size-asian="24pt" style:font-family-complex="'Times New Roman'" style:font-pitch-complex="variable" style:font-size-complex="24pt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5%" fo:text-align="start" text:enable-numbering="true" fo:text-indent="0cm" style:punctuation-wrap="hanging" style:line-break="strict" style:writing-mode="lr-tb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'Times New Roman'" style:font-pitch-asian="variable" style:font-size-asian="20pt" style:font-family-complex="'Times New Roman'" style:font-pitch-complex="variable" style:font-size-complex="20pt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'Times New Roman'" style:font-pitch-asian="variable" style:font-size-asian="20pt" style:font-family-complex="'Times New Roman'" style:font-pitch-complex="variable" style:font-size-complex="20pt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'Times New Roman'" style:font-pitch-asian="variable" style:font-size-asian="20pt" style:font-family-complex="'Times New Roman'" style:font-pitch-complex="variable" style:font-size-complex="20pt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'Times New Roman'" style:font-pitch-asian="variable" style:font-size-asian="20pt" style:font-family-complex="'Times New Roman'" style:font-pitch-complex="variable" style:font-size-complex="20pt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'Times New Roman'" style:font-pitch-asian="variable" style:font-size-asian="20pt" style:font-family-complex="'Times New Roman'" style:font-pitch-complex="variable" style:font-size-complex="20pt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family-asian="'Times New Roman'" style:font-pitch-asian="variable" style:font-size-asian="20pt" style:font-family-complex="'Times New Roman'" style:font-pitch-complex="variable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gradient" draw:fill-color="#ffcf01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gradient" draw:fill-color="#ffffff" draw:fill-gradient-name="Gradient_20_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left" draw:textarea-vertical-align="bottom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right" draw:textarea-vertical-align="bottom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Title1-backgroundobjects" style:list-style-name="L4">
      <style:graphic-properties draw:stroke="none" draw:fill="none" draw:fill-color="#ffffff" draw:textarea-horizontal-align="left" draw:textarea-vertical-align="bottom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Title1-backgroundobjects" style:list-style-name="L4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Title1-backgroundobjects" style:list-style-name="L4">
      <style:graphic-properties draw:stroke="none" draw:fill="none" draw:fill-color="#ffffff" draw:textarea-horizontal-align="right" draw:textarea-vertical-align="bottom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Title1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Title1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Title1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14" style:family="presentation" style:parent-style-name="Title1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text:enable-numbering="false" fo:text-indent="0cm"/>
    </style:style>
    <style:style style:name="P5" style:family="paragraph">
      <style:paragraph-properties fo:margin-left="0cm" fo:margin-right="0cm" fo:line-height="100%" text:enable-numbering="false" fo:text-indent="0cm" style:writing-mode="lr-tb"/>
    </style:style>
    <style:style style:name="P6" style:family="paragraph">
      <style:paragraph-properties fo:margin-left="0cm" fo:margin-right="0cm" fo:line-height="100%" fo:text-align="center" text:enable-numbering="false" fo:text-indent="0cm"/>
    </style:style>
    <style:style style:name="P7" style:family="paragraph">
      <style:paragraph-properties fo:margin-left="0cm" fo:margin-right="0cm" fo:line-height="100%" fo:text-align="center" text:enable-numbering="false" fo:text-indent="0cm" style:writing-mode="lr-tb"/>
    </style:style>
    <style:style style:name="P8" style:family="paragraph">
      <style:paragraph-properties fo:margin-left="0cm" fo:margin-right="0cm" fo:line-height="100%" fo:text-align="end" text:enable-numbering="false" fo:text-indent="0cm"/>
    </style:style>
    <style:style style:name="P9" style:family="paragraph">
      <style:paragraph-properties fo:margin-left="0cm" fo:margin-right="0cm" fo:line-height="100%" fo:text-align="end" text:enable-numbering="false" fo:text-indent="0cm"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12" style:family="paragraph">
      <style:paragraph-properties fo:margin-left="0cm" fo:margin-right="0cm" fo:line-height="100%" text:enable-numbering="false" fo:text-indent="0cm" style:punctuation-wrap="simple" style:line-break="normal" style:writing-mode="lr-tb"/>
    </style:style>
    <style:style style:name="P13" style:family="paragraph">
      <style:paragraph-properties fo:margin-left="0cm" fo:margin-right="0cm" fo:line-height="100%" fo:text-align="end" text:enable-numbering="false" fo:text-indent="0cm" style:punctuation-wrap="simple" style:line-break="normal"/>
    </style:style>
    <style:style style:name="P14" style:family="paragraph">
      <style:paragraph-properties fo:margin-left="0cm" fo:margin-right="0cm" fo:line-height="100%" fo:text-align="end" text:enable-numbering="false" fo:text-indent="0cm" style:punctuation-wrap="simple" style:line-break="normal" style:writing-mode="lr-tb"/>
    </style:style>
    <style:style style:name="T1" style:family="text">
      <style:text-properties fo:font-family="Tahoma" style:font-pitch="variable" fo:font-size="14pt" fo:language="en" fo:country="GB" style:font-size-asian="14pt" style:font-size-complex="14pt"/>
    </style:style>
    <style:style style:name="T2" style:family="text">
      <style:text-properties fo:font-family="'Times New Roman'" style:font-pitch="variable" fo:font-size="12pt" fo:language="en" fo:country="GB" style:font-family-asian="'Arial Unicode MS'" style:font-pitch-asian="variable" style:font-size-asian="12pt" style:font-family-complex="'Arial Unicode MS'" style:font-pitch-complex="variable" style:font-size-complex="12pt"/>
    </style:style>
    <style:style style:name="T3" style:family="text">
      <style:text-properties fo:color="#1c1c1c" fo:font-family="Tahoma" style:font-pitch="variable" fo:font-size="14pt" fo:language="en" fo:country="GB" style:font-family-asian="'Arial Unicode MS'" style:font-pitch-asian="variable" style:font-size-asian="14pt" style:font-family-complex="'Arial Unicode MS'" style:font-pitch-complex="variable" style:font-size-complex="14pt"/>
    </style:style>
    <text:list-style style:name="L1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Tahoma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Times New Roman'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Tahoma" style:font-pitch="variable" fo:color="#1c1c1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603cm" svg:height="4.571cm" svg:x="1.936cm" svg:y="3.556cm" draw:page-number="1"/>
      <draw:page-thumbnail draw:layer="backgroundobjects" svg:width="6.603cm" svg:height="4.571cm" svg:x="10.508cm" svg:y="3.556cm" draw:page-number="2"/>
      <draw:page-thumbnail draw:layer="backgroundobjects" svg:width="6.603cm" svg:height="4.571cm" svg:x="1.936cm" svg:y="10.414cm" draw:page-number="3"/>
      <draw:page-thumbnail draw:layer="backgroundobjects" svg:width="6.603cm" svg:height="4.571cm" svg:x="10.508cm" svg:y="10.414cm" draw:page-number="4"/>
      <draw:page-thumbnail draw:layer="backgroundobjects" svg:width="6.603cm" svg:height="4.571cm" svg:x="1.936cm" svg:y="17.272cm" draw:page-number="5"/>
      <draw:page-thumbnail draw:layer="backgroundobjects" svg:width="6.603cm" svg:height="4.571cm" svg:x="10.508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custom-shape draw:style-name="gr3" draw:text-style-name="P3" draw:layer="backgroundobjects" svg:width="1.318cm" svg:height="1.318cm" svg:x="1.257cm" svg:y="3.052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0.987cm" svg:height="1.318cm" svg:x="2.408cm" svg:y="3.052cm">
        <text:p/>
        <draw:enhanced-geometry svg:viewBox="0 0 21600 21600" draw:type="rectangle" draw:enhanced-path="M 0 0 L 21600 0 21600 21600 0 21600 0 0 Z N"/>
      </draw:custom-shape>
      <draw:custom-shape draw:style-name="gr5" draw:text-style-name="P3" draw:layer="backgroundobjects" svg:width="1.275cm" svg:height="1.318cm" svg:x="1.627cm" svg:y="4.225cm">
        <text:p/>
        <draw:enhanced-geometry svg:viewBox="0 0 21600 21600" draw:type="rectangle" draw:enhanced-path="M 0 0 L 21600 0 21600 21600 0 21600 0 0 Z N"/>
      </draw:custom-shape>
      <draw:custom-shape draw:style-name="gr6" draw:text-style-name="P3" draw:layer="backgroundobjects" svg:width="1.107cm" svg:height="1.318cm" svg:x="2.743cm" svg:y="4.225cm">
        <text:p/>
        <draw:enhanced-geometry svg:viewBox="0 0 21600 21600" draw:type="rectangle" draw:enhanced-path="M 0 0 L 21600 0 21600 21600 0 21600 0 0 Z N"/>
      </draw:custom-shape>
      <draw:custom-shape draw:style-name="gr7" draw:text-style-name="P3" draw:layer="backgroundobjects" svg:width="1.684cm" svg:height="1.173cm" svg:x="0.384cm" svg:y="4.022cm">
        <text:p/>
        <draw:enhanced-geometry svg:viewBox="0 0 21600 21600" draw:type="rectangle" draw:enhanced-path="M 0 0 L 21600 0 21600 21600 0 21600 0 0 Z N"/>
      </draw:custom-shape>
      <draw:custom-shape draw:style-name="gr8" draw:text-style-name="P3" draw:layer="backgroundobjects" svg:width="0.097cm" svg:height="2.923cm" svg:x="2.293cm" svg:y="2.752cm">
        <text:p/>
        <draw:enhanced-geometry svg:viewBox="0 0 21600 21600" draw:type="rectangle" draw:enhanced-path="M 0 0 L 21600 0 21600 21600 0 21600 0 0 Z N"/>
      </draw:custom-shape>
      <draw:custom-shape draw:style-name="gr9" draw:text-style-name="P3" draw:layer="backgroundobjects" svg:width="24.756cm" svg:height="0.088cm" svg:x="1.332cm" svg:y="4.94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3.428cm" svg:height="4.129cm" svg:x="3.462cm" svg:y="0.744cm" presentation:class="title" presentation:placeholder="true">
        <draw:text-box/>
      </draw:frame>
      <draw:frame presentation:style-name="Default-outline1" draw:layer="backgroundobjects" svg:width="23.367cm" svg:height="11.418cm" svg:x="3.558cm" svg:y="5.604cm" presentation:class="outline" presentation:placeholder="true">
        <draw:text-box/>
      </draw:frame>
      <draw:frame presentation:style-name="pr1" draw:text-style-name="P5" draw:layer="backgroundobjects" svg:width="5.71cm" svg:height="1.267cm" svg:x="2.752cm" svg:y="17.567cm" presentation:class="date-time">
        <draw:text-box>
          <text:p text:style-name="P4"><text:span text:style-name="T1"><presentation:date-time/></text:span></text:p>
        </draw:text-box>
      </draw:frame>
      <draw:frame presentation:style-name="pr2" draw:text-style-name="P7" draw:layer="backgroundobjects" svg:width="8.692cm" svg:height="1.267cm" svg:x="10.089cm" svg:y="17.567cm" presentation:class="footer">
        <draw:text-box>
          <text:p text:style-name="P6"><text:span text:style-name="T1"><presentation:footer/></text:span></text:p>
        </draw:text-box>
      </draw:frame>
      <draw:frame presentation:style-name="pr3" draw:text-style-name="P9" draw:layer="backgroundobjects" svg:width="5.711cm" svg:height="1.267cm" svg:x="20.407cm" svg:y="17.567cm" presentation:class="page-number">
        <draw:text-box>
          <text:p text:style-name="P8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10" draw:text-style-name="P10" draw:layer="backgroundobjects" svg:width="19.05cm" svg:height="25.4cm" svg:x="0cm" svg:y="0cm">
          <text:p/>
        </draw:rect>
        <draw:custom-shape draw:style-name="gr1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2" draw:layer="backgroundobjects" svg:width="8.233cm" svg:height="1.267cm" svg:x="-0.001cm" svg:y="0cm" presentation:class="header">
          <draw:text-box>
            <text:p text:style-name="P11"><text:span text:style-name="T2"><presentation:header/></text:span></text:p>
          </draw:text-box>
        </draw:frame>
        <draw:page-thumbnail presentation:style-name="Default-title" draw:layer="backgroundobjects" svg:width="13.746cm" svg:height="9.522cm" svg:x="2.641cm" svg:y="1.904cm" presentation:class="page"/>
        <draw:frame presentation:style-name="Default-notes" draw:layer="backgroundobjects" svg:width="13.948cm" svg:height="11.427cm" svg:x="2.54cm" svg:y="12.065cm" presentation:class="notes" presentation:placeholder="true">
          <draw:text-box/>
        </draw:frame>
        <draw:frame presentation:style-name="pr5" draw:text-style-name="P14" draw:layer="backgroundobjects" svg:width="8.233cm" svg:height="1.267cm" svg:x="10.794cm" svg:y="0cm" presentation:class="date-time">
          <draw:text-box>
            <text:p text:style-name="P13"><text:span text:style-name="T2"><presentation:date-time/></text:span></text:p>
          </draw:text-box>
        </draw:frame>
        <draw:frame presentation:style-name="pr6" draw:text-style-name="P12" draw:layer="backgroundobjects" svg:width="8.233cm" svg:height="1.267cm" svg:x="-0.001cm" svg:y="24.129cm" presentation:class="footer">
          <draw:text-box>
            <text:p text:style-name="P11"><text:span text:style-name="T2"><presentation:footer/></text:span></text:p>
          </draw:text-box>
        </draw:frame>
        <draw:frame presentation:style-name="pr7" draw:text-style-name="P14" draw:layer="backgroundobjects" svg:width="8.233cm" svg:height="1.267cm" svg:x="10.794cm" svg:y="24.129cm" presentation:class="page-number">
          <draw:text-box>
            <text:p text:style-name="P13"><text:span text:style-name="T2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g>
        <draw:g>
          <draw:custom-shape draw:style-name="gr5" draw:text-style-name="P3" draw:layer="backgroundobjects" svg:width="1.314cm" svg:height="1.312cm" svg:x="0.874cm" svg:y="7.07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backgroundobjects" svg:width="0.985cm" svg:height="1.312cm" svg:x="2.021cm" svg:y="7.07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draw:layer="backgroundobjects" svg:width="1.267cm" svg:height="1.312cm" svg:x="1.246cm" svg:y="8.24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1.11cm" svg:height="1.312cm" svg:x="2.351cm" svg:y="8.243cm">
            <text:p/>
            <draw:enhanced-geometry svg:viewBox="0 0 21600 21600" draw:type="rectangle" draw:enhanced-path="M 0 0 L 21600 0 21600 21600 0 21600 0 0 Z N"/>
          </draw:custom-shape>
        </draw:g>
        <draw:custom-shape draw:style-name="gr7" draw:text-style-name="P3" draw:layer="backgroundobjects" svg:width="1.686cm" svg:height="1.171cm" svg:x="0cm" svg:y="8.04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backgroundobjects" svg:width="0.095cm" svg:height="2.92cm" svg:x="1.91cm" svg:y="6.7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backgroundobjects" svg:width="26.155cm" svg:height="0.153cm" svg:x="0.951cm" svg:y="9.052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3.367cm" svg:height="4.129cm" svg:x="2.98cm" svg:y="4.104cm" presentation:class="title" presentation:placeholder="true">
        <draw:text-box/>
      </draw:frame>
      <draw:frame presentation:style-name="pr8" draw:text-style-name="P5" draw:layer="backgroundobjects" svg:width="5.711cm" svg:height="1.249cm" svg:x="2.98cm" svg:y="17.356cm" presentation:class="date-time">
        <draw:text-box>
          <text:p text:style-name="P4"><text:span text:style-name="T3"><presentation:date-time/></text:span></text:p>
        </draw:text-box>
      </draw:frame>
      <draw:frame presentation:style-name="pr9" draw:text-style-name="P7" draw:layer="backgroundobjects" svg:width="8.691cm" svg:height="1.249cm" svg:x="10.318cm" svg:y="17.356cm" presentation:class="footer">
        <draw:text-box>
          <text:p text:style-name="P6"><text:span text:style-name="T3"><presentation:footer/></text:span></text:p>
        </draw:text-box>
      </draw:frame>
      <draw:frame presentation:style-name="pr10" draw:text-style-name="P9" draw:layer="backgroundobjects" svg:width="5.71cm" svg:height="1.249cm" svg:x="20.638cm" svg:y="17.356cm" presentation:class="page-number">
        <draw:text-box>
          <text:p text:style-name="P8"><text:span text:style-name="T3"><text:page-number>&lt;number&gt;</text:page-number></text:span></text:p>
        </draw:text-box>
      </draw:frame>
      <draw:frame presentation:style-name="Title1-outline1" draw:layer="backgroundobjects" svg:width="24.743cm" svg:height="12.569cm" svg:x="1.375cm" svg:y="4.458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10" draw:text-style-name="P10" draw:layer="backgroundobjects" svg:width="19.05cm" svg:height="25.4cm" svg:x="0cm" svg:y="0cm">
          <text:p/>
        </draw:rect>
        <draw:custom-shape draw:style-name="gr1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12" draw:layer="backgroundobjects" svg:width="8.233cm" svg:height="1.267cm" svg:x="-0.001cm" svg:y="0cm" presentation:class="header" presentation:user-transformed="true">
          <draw:text-box>
            <text:p text:style-name="P11"><text:span text:style-name="T2"><presentation:header/></text:span></text:p>
          </draw:text-box>
        </draw:frame>
        <draw:page-thumbnail presentation:style-name="Title1-title" draw:layer="backgroundobjects" svg:width="13.746cm" svg:height="9.522cm" svg:x="2.641cm" svg:y="1.904cm" presentation:class="page"/>
        <draw:frame presentation:style-name="Title1-notes" draw:layer="backgroundobjects" svg:width="13.948cm" svg:height="11.427cm" svg:x="2.54cm" svg:y="12.065cm" presentation:class="notes" presentation:placeholder="true" presentation:user-transformed="true">
          <draw:text-box/>
        </draw:frame>
        <draw:frame presentation:style-name="pr12" draw:text-style-name="P14" draw:layer="backgroundobjects" svg:width="8.233cm" svg:height="1.267cm" svg:x="10.794cm" svg:y="0cm" presentation:class="date-time" presentation:user-transformed="true">
          <draw:text-box>
            <text:p text:style-name="P13"><text:span text:style-name="T2"><presentation:date-time/></text:span></text:p>
          </draw:text-box>
        </draw:frame>
        <draw:frame presentation:style-name="pr13" draw:text-style-name="P12" draw:layer="backgroundobjects" svg:width="8.233cm" svg:height="1.267cm" svg:x="-0.001cm" svg:y="24.129cm" presentation:class="footer" presentation:user-transformed="true">
          <draw:text-box>
            <text:p text:style-name="P11"><text:span text:style-name="T2"><presentation:footer/></text:span></text:p>
          </draw:text-box>
        </draw:frame>
        <draw:frame presentation:style-name="pr14" draw:text-style-name="P14" draw:layer="backgroundobjects" svg:width="8.233cm" svg:height="1.267cm" svg:x="10.794cm" svg:y="24.129cm" presentation:class="page-number" presentation:user-transformed="true">
          <draw:text-box>
            <text:p text:style-name="P13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dc:title>Erlang development tools</dc:title>
    <meta:creation-date>2005-11-25T15:30:48</meta:creation-date>
    <dc:creator>Vlad Dumitrescu</dc:creator>
    <dc:date>2005-11-25T15:30:59</dc:date>
    <meta:print-date>2005-11-25T15:30:48</meta:print-date>
    <dc:language>en-US</dc:language>
    <meta:editing-cycles>11</meta:editing-cycles>
    <meta:editing-duration>PT13M33S</meta:editing-duration>
    <meta:user-defined meta:name="Info 1"/>
    <meta:user-defined meta:name="Info 2"/>
    <meta:user-defined meta:name="Info 3"/>
    <meta:user-defined meta:name="Info 4"/>
    <meta:document-statistic meta:object-count="121"/>
  </office:meta>
</office:document-meta>
</file>